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1D000000480F39E8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5.05cm"/>
    </style:style>
    <style:style style:name="gr7" style:family="graphic" style:parent-style-name="standard">
      <style:graphic-properties draw:stroke="none" svg:stroke-color="#000000" draw:fill="none" draw:fill-color="#ffffff" fo:min-height="2.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9.4cm" svg:y1="6.9cm" svg:x2="16.9cm" svg:y2="6.9cm">
          <text:p/>
        </draw:line>
        <draw:connector draw:style-name="gr2" draw:text-style-name="P1" draw:layer="layout" svg:x1="16.9cm" svg:y1="6.9cm" svg:x2="16.922cm" svg:y2="11.685cm" draw:start-shape="id1" draw:start-glue-point="1" svg:d="m16900 6900v2643h22v2142" svg:viewBox="0 0 23 4786">
          <text:p/>
        </draw:connector>
        <draw:line draw:style-name="gr1" draw:text-style-name="P1" xml:id="id2" draw:id="id2" draw:layer="layout" svg:x1="7.8cm" svg:y1="9.7cm" svg:x2="11.1cm" svg:y2="9.7cm">
          <text:p/>
        </draw:line>
        <draw:line draw:style-name="gr1" draw:text-style-name="P1" draw:layer="layout" svg:x1="7.9cm" svg:y1="11.1cm" svg:x2="11.2cm" svg:y2="11.1cm">
          <text:p/>
        </draw:line>
        <draw:connector draw:style-name="gr2" draw:text-style-name="P1" draw:layer="layout" svg:x1="9.4cm" svg:y1="6.9cm" svg:x2="9.45cm" svg:y2="9.7cm" draw:start-shape="id1" draw:start-glue-point="3" draw:end-shape="id2" draw:end-glue-point="0" svg:d="m9400 6900v1400h50v1400" svg:viewBox="0 0 51 2801">
          <text:p/>
        </draw:connector>
        <draw:custom-shape draw:style-name="gr3" draw:text-style-name="P1" draw:layer="layout" svg:width="3.7cm" svg:height="9.055cm" svg:x="15.144cm" svg:y="11.64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20.7cm" svg:x2="17cm" svg:y2="23.9cm">
          <text:p/>
        </draw:line>
        <draw:line draw:style-name="gr1" draw:text-style-name="P1" draw:layer="layout" svg:x1="9.3cm" svg:y1="23.9cm" svg:x2="17cm" svg:y2="23.9cm">
          <text:p/>
        </draw:line>
        <draw:custom-shape draw:style-name="gr4" draw:text-style-name="P1" draw:layer="layout" svg:width="1.8cm" svg:height="2.9cm" svg:x="16.1cm" svg:y="12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.9cm" svg:y1="11.5cm" svg:x2="16.9cm" svg:y2="12.1cm">
          <text:p/>
        </draw:line>
        <draw:frame draw:style-name="gr5" draw:text-style-name="P1" draw:layer="layout" svg:width="2.174cm" svg:height="3.267cm" svg:x="15.6cm" svg:y="16.4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16.9cm" svg:y1="15cm" svg:x2="16.9cm" svg:y2="16.9cm">
          <text:p/>
        </draw:line>
        <draw:line draw:style-name="gr1" draw:text-style-name="P1" draw:layer="layout" svg:x1="17cm" svg:y1="19.5cm" svg:x2="17cm" svg:y2="20.8cm">
          <text:p/>
        </draw:line>
        <draw:line draw:style-name="gr1" draw:text-style-name="P1" draw:layer="layout" svg:x1="9.4cm" svg:y1="11.1cm" svg:x2="9.3cm" svg:y2="23.9cm">
          <text:p/>
        </draw:line>
        <draw:frame draw:style-name="gr6" draw:text-style-name="P2" draw:layer="layout" svg:width="5cm" svg:height="5.3cm" svg:x="11.1cm" svg:y="14.7cm">
          <draw:text-box>
            <text:p text:style-name="P2"><text:span text:style-name="T1">6000V</text:span><text:span text:style-name="T1"><text:line-break/></text:span><text:span text:style-name="T1">50Hz</text:span></text:p>
          </draw:text-box>
        </draw:frame>
        <draw:frame draw:style-name="gr7" draw:text-style-name="P2" draw:layer="layout" svg:width="3.8cm" svg:height="3.15cm" svg:x="5.7cm" svg:y="9.7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lastra </meta:initial-creator>
    <meta:creation-date>2014-03-17T12:39:20</meta:creation-date>
    <dc:date>2014-03-17T18:48:13</dc:date>
    <dc:creator>Blastra </dc:creator>
    <meta:editing-duration>PT6H27S</meta:editing-duration>
    <meta:editing-cycles>4</meta:editing-cycles>
    <meta:generator>LibreOffice/3.5$Linux_X86_64 LibreOffice_project/350m1$Build-2</meta:generator>
    <meta:document-statistic meta:object-count="16"/>
  </office:meta>
</office:document-meta>
</file>